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6" office:value-type="string">
            <text:p>Date</text:p>
          </table:table-cell>
          <table:table-cell table:style-name="ce18" office:value-type="string">
            <text:p>Week</text:p>
          </table:table-cell>
          <table:table-cell table:style-name="ce16" office:value-type="string">
            <text:p>Day</text:p>
          </table:table-cell>
          <table:table-cell table:style-name="ce20" office:value-type="string">
            <text:p>Coursera</text:p>
          </table:table-cell>
          <table:table-cell table:style-name="ce20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7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7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7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7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7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7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7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7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7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16"/>
          <table:table-cell table:style-name="ce18"/>
          <table:table-cell table:style-name="ce16"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7"/>
        </table:table-row>
        <table:table-row table:style-name="ro2">
          <table:table-cell/>
          <table:table-cell table:style-name="ce1" office:value-type="string">
            <text:p>List of Tasks (5<text:span text:style-name="T3">th</text:span> - 14<text:span text:style-name="T3">th</text:span> July)</text:p>
          </table:table-cell>
          <table:table-cell table:style-name="ce15" office:value-type="string">
            <text:p>Date Completed</text:p>
          </table:table-cell>
          <table:table-cell table:style-name="ce1"/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e batch script to train an RNN with given file left out then run model predictor on that file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Download all '6minwalk-matfiles', '6MW-matFiles', and 'NSAA' files and run 'setup.cmd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>
            <text:p>Experimen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xperiment w/ 'left out' batch script with various left-out files (i.e. having retrained RNN w/ leaving out one file each time) and record the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single-act files trained to approximate overall NSAA score and rank best performing acts w.r.t MSE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Deliverab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results discussion of all results and experiment sets in more detail (5-6 pages, not including graphs in appendic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README for each of the source files and modify the existing one for 'comp_stat_val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script ecosystem discussion, including powerpoint diagram and heavily using READMEs for each source scrip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literature review covering all previously reviewed and recently reviewed paper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8/07/2019</text:date>, <text:time>01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08T01:36:34.13</dc:date>
    <meta:editing-duration>P5DT12H1M18S</meta:editing-duration>
    <meta:editing-cycles>358</meta:editing-cycles>
    <meta:generator>OpenOffice/4.1.5$Win32 OpenOffice.org_project/415m1$Build-9789</meta:generator>
    <meta:document-statistic meta:table-count="3" meta:cell-count="660" meta:object-count="0"/>
  </office:meta>
</office:document-meta>
</file>